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6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7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8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19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20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21" style:family="paragraph" style:parent-style-name="Standard">
      <style:text-properties officeooo:rsid="002005fb" officeooo:paragraph-rsid="002005fb"/>
    </style:style>
    <style:style style:name="P22" style:family="paragraph" style:parent-style-name="Standard">
      <style:text-properties officeooo:rsid="001f0421" officeooo:paragraph-rsid="001f0421"/>
    </style:style>
    <style:style style:name="P23" style:family="paragraph" style:parent-style-name="Standard">
      <style:text-properties officeooo:rsid="00220a93" officeooo:paragraph-rsid="00220a93"/>
    </style:style>
    <style:style style:name="P24" style:family="paragraph" style:parent-style-name="Standard">
      <style:text-properties officeooo:rsid="001d4978" officeooo:paragraph-rsid="001d4978"/>
    </style:style>
    <style:style style:name="P25" style:family="paragraph" style:parent-style-name="Standard">
      <style:text-properties officeooo:rsid="002360f8" officeooo:paragraph-rsid="002360f8"/>
    </style:style>
    <style:style style:name="P26" style:family="paragraph" style:parent-style-name="Standard">
      <style:text-properties officeooo:rsid="0026fc45" officeooo:paragraph-rsid="002bc721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P36" style:family="paragraph" style:parent-style-name="Standard">
      <style:text-properties officeooo:rsid="002bc721" officeooo:paragraph-rsid="002bc721"/>
    </style:style>
    <style:style style:name="P37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39" style:family="paragraph" style:parent-style-name="Standard">
      <style:text-properties officeooo:rsid="002d5d64" officeooo:paragraph-rsid="002d5d64"/>
    </style:style>
    <style:style style:name="P40" style:family="paragraph" style:parent-style-name="Standard">
      <style:text-properties officeooo:rsid="002e2c78" officeooo:paragraph-rsid="002e2c78"/>
    </style:style>
    <style:style style:name="P41" style:family="paragraph" style:parent-style-name="Standard">
      <style:text-properties officeooo:rsid="002f16db" officeooo:paragraph-rsid="002f16db"/>
    </style:style>
    <style:style style:name="P42" style:family="paragraph" style:parent-style-name="Standard">
      <style:text-properties officeooo:rsid="0031c640" officeooo:paragraph-rsid="0031c640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44" style:family="paragraph" style:parent-style-name="Standard">
      <style:text-properties officeooo:rsid="0026365b" officeooo:paragraph-rsid="00369ba8"/>
    </style:style>
    <style:style style:name="P45" style:family="paragraph" style:parent-style-name="Standard">
      <style:text-properties officeooo:rsid="0033a5de" officeooo:paragraph-rsid="0033a5de"/>
    </style:style>
    <style:style style:name="P46" style:family="paragraph" style:parent-style-name="Standard">
      <style:text-properties officeooo:rsid="00379e4f" officeooo:paragraph-rsid="00379e4f"/>
    </style:style>
    <style:style style:name="P47" style:family="paragraph" style:parent-style-name="Standard">
      <style:text-properties officeooo:rsid="001bc2c9" officeooo:paragraph-rsid="0026365b"/>
    </style:style>
    <style:style style:name="P48" style:family="paragraph" style:parent-style-name="Standard">
      <style:text-properties officeooo:rsid="003d7bd6" officeooo:paragraph-rsid="003d7bd6"/>
    </style:style>
    <style:style style:name="P49" style:family="paragraph" style:parent-style-name="Preformatted_20_Text">
      <style:text-properties officeooo:rsid="0010164a" officeooo:paragraph-rsid="0010164a"/>
    </style:style>
    <style:style style:name="P50" style:family="paragraph" style:parent-style-name="Preformatted_20_Text">
      <style:text-properties officeooo:rsid="00138d17" officeooo:paragraph-rsid="00138d17"/>
    </style:style>
    <style:style style:name="P51" style:family="paragraph" style:parent-style-name="Preformatted_20_Text">
      <style:paragraph-properties fo:margin-top="0in" fo:margin-bottom="0.1965in" style:contextual-spacing="false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54" style:family="paragraph" style:parent-style-name="Standard" style:list-style-name="L1">
      <style:text-properties officeooo:rsid="0010164a" officeooo:paragraph-rsid="0010164a"/>
    </style:style>
    <style:style style:name="P55" style:family="paragraph" style:parent-style-name="Standard" style:list-style-name="L2">
      <style:text-properties officeooo:rsid="0010164a" officeooo:paragraph-rsid="0010164a"/>
    </style:style>
    <style:style style:name="P56" style:family="paragraph" style:parent-style-name="Standard" style:list-style-name="L2">
      <style:text-properties officeooo:rsid="0010164a" officeooo:paragraph-rsid="002005fb"/>
    </style:style>
    <style:style style:name="P57" style:family="paragraph" style:parent-style-name="Standard" style:list-style-name="L2">
      <style:text-properties officeooo:rsid="002005fb" officeooo:paragraph-rsid="002005fb"/>
    </style:style>
    <style:style style:name="P58" style:family="paragraph" style:parent-style-name="Standard" style:list-style-name="L3">
      <style:text-properties officeooo:rsid="001aae61" officeooo:paragraph-rsid="001aae61"/>
    </style:style>
    <style:style style:name="P59" style:family="paragraph" style:parent-style-name="Standard" style:list-style-name="L3">
      <style:text-properties officeooo:rsid="002bc721" officeooo:paragraph-rsid="002bc721"/>
    </style:style>
    <style:style style:name="P60" style:family="paragraph" style:parent-style-name="Standard">
      <style:text-properties fo:font-weight="normal" officeooo:rsid="004275aa" officeooo:paragraph-rsid="004332d5" style:font-weight-asian="normal" style:font-weight-complex="normal"/>
    </style:style>
    <style:style style:name="P61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444b6e" officeooo:paragraph-rsid="00444b6e" style:font-weight-asian="bold" style:font-weight-complex="bold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officeooo:rsid="00398416"/>
    </style:style>
    <style:style style:name="T14" style:family="text">
      <style:text-properties officeooo:rsid="0040dab5"/>
    </style:style>
    <style:style style:name="T15" style:family="text">
      <style:text-properties officeooo:rsid="004332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27">Objective</text:p>
      <text:p text:style-name="P5"><text:span text:style-name="T6">C</text:span>reate a To Do List application in each of:</text:p>
      <text:list xml:id="list3801098072308754195" text:style-name="L1">
        <text:list-item>
          <text:p text:style-name="P54">Ruby/Sinatra</text:p>
        </text:list-item>
        <text:list-item>
          <text:p text:style-name="P54">Java/Java EE 7 on JBoss WildFly</text:p>
        </text:list-item>
        <text:list-item>
          <text:p text:style-name="P54">JavaScript/Node.js</text:p>
        </text:list-item>
        <text:list-item>
          <text:p text:style-name="P54">PHP/CakePHP</text:p>
        </text:list-item>
        <text:list-item>
          <text:p text:style-name="P54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28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8252349840169479128" text:style-name="L2">
        <text:list-item>
          <text:p text:style-name="P55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56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36">Really – just use Vagrant :)</text:p>
      <text:p text:style-name="P6"/>
      <text:p text:style-name="P49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51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50"><text:span text:style-name="Source_20_Text"/></text:p>
      <text:p text:style-name="Preformatted_20_Text"><text:span text:style-name="Source_20_Text">rm -rf /var/lib/docker/*</text:span></text:p>
      <text:p text:style-name="P52"><text:span text:style-name="Source_20_Text">systemctl start docke</text:span><text:span text:style-name="Source_20_Text"><text:span text:style-name="T1">r </text:span></text:span></text:p>
      <text:p text:style-name="P53">systemctl enable docker</text:p>
      <text:p text:style-name="P28">Application Target Images</text:p>
      <text:p text:style-name="P21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33118390441413" text:continue-numbering="true" text:style-name="L2">
        <text:list-item>
          <text:p text:style-name="P56">Pull the registry.access.redhat.com/rhel7.1 image to be used as a base</text:p>
        </text:list-item>
        <text:list-item>
          <text:p text:style-name="P57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6760001742564650048" text:style-name="L3">
        <text:list-item>
          <text:p text:style-name="P58">contains Dockerfiles to create base images for languages/frameworks</text:p>
        </text:list-item>
        <text:list-item>
          <text:p text:style-name="P58">contains project directories for languages/frameworks</text:p>
        </text:list-item>
        <text:list-item>
          <text:p text:style-name="P59">contains this and other documentation</text:p>
        </text:list-item>
      </text:list>
      <text:p text:style-name="P10"/>
      <text:p text:style-name="P31">Java / Java EE 7 <text:span text:style-name="T13">Image</text:span></text:p>
      <text:p text:style-name="P42"/>
      <text:p text:style-name="P11">Got wildfly working cl276/wildfly</text:p>
      <text:p text:style-name="P23">cd cl276/images/jee</text:p>
      <text:p text:style-name="P23">docker build -t cl276/wildfly .</text:p>
      <text:p text:style-name="P24">docker tag [image id] cl276/wildfly:9.0.1 </text:p>
      <text:p text:style-name="P24"/>
      <text:p text:style-name="P26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4"/>
      <text:p text:style-name="P25">Test the image:</text:p>
      <text:p text:style-name="P25">docker run -d -p 8080:8080 cl276/wildfly</text:p>
      <text:p text:style-name="P25">docker logs -f [container id] – wait until it starts up</text:p>
      <text:p text:style-name="P25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41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44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47"/>
      <text:p text:style-name="P32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7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33">Ruby Image</text:p>
      <text:p text:style-name="P14">Compare with Ruby: <text:s/><text:a xlink:type="simple" xlink:href="https://hub.docker.com/_/ruby/">https://hub.docker.com/_/ruby/</text:a></text:p>
      <text:p text:style-name="P16">Note: <text:s/>I like the onbuild images – used one to test an app. But it needs to be sourced from RHEL7 and its lineage is convoluted. <text:s/></text:p>
      <text:p text:style-name="P15">There may be other sites like the Ruby one to compare to for the other languages.</text:p>
      <text:p text:style-name="P15"/>
      <text:p text:style-name="P18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18"/>
      <text:p text:style-name="P18">See the ../images/ruby/test folder for a test program.</text:p>
      <text:p text:style-name="P18"/>
      <text:p text:style-name="P34">Node.js Image</text:p>
      <text:p text:style-name="P18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18"/>
      <text:p text:style-name="P18">Successfully got it working with the test app in the ./images/js/test folder.</text:p>
      <text:p text:style-name="P18"/>
      <text:p text:style-name="P35">PHP Image</text:p>
      <text:p text:style-name="P19">OpenShift example app at <text:s/><text:a xlink:type="simple" xlink:href="https://github.com/openshift/cakephp-ex">https://github.com/openshift/cakephp-ex</text:a>.</text:p>
      <text:p text:style-name="P20">Really looks like this is a PHP image in general. <text:s/>Can use the STI + assemble and run script to get an idea how to make the image. <text:s/>CakePHP looks like it is added to a project and is really part of the source code? <text:span text:style-name="T14">Yes – the user should do this as part of the development of the application. <text:s/>We're making a PHP image here.</text:span></text:p>
      <text:p text:style-name="P19"/>
      <text:p text:style-name="P60">Successfully got it working with the test app in the ./images/php/test folder. <text:s/><text:span text:style-name="T15">Added a composer.json with no requirements just to see if composer got invoked correctly it does. <text:s/>Note: <text:s/>This requires internet access the way it is constructed.</text:span></text:p>
      <text:p text:style-name="P60"/>
      <text:p text:style-name="P62">Python/Django Image</text:p>
      <text:p text:style-name="P61">I might install Django as part of the build process or do it like OpenShift S2I does it – if the user puts it in the requirements.txt file. <text:s/>It might be nice just to have a plain Python implementation.</text:p>
      <text:p text:style-name="P61"/>
      <text:p text:style-name="P60"/>
      <text:p text:style-name="P19"/>
      <text:p text:style-name="P14"/>
      <text:p text:style-name="P32">MySQL 5.5</text:p>
      <text:p text:style-name="P22"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oft-page-break/><text:span text:style-name="T12">Note: <text:s/>I was able to use this to test a Ruby app – so we don't need to create a new one.</text:span></text:p>
      <text:p text:style-name="P4"/>
      <text:p text:style-name="P38">Applications</text:p>
      <text:p text:style-name="P39"/>
      <text:p text:style-name="P29">Java / Java EE 7</text:p>
      <text:p text:style-name="P39">TBD</text:p>
      <text:p text:style-name="P39"/>
      <text:p text:style-name="P29">Ruby / Sinatra</text:p>
      <text:p text:style-name="P40">TBD</text:p>
      <text:p text:style-name="P40"/>
      <text:p text:style-name="P30">PHP / CakePHP</text:p>
      <text:p text:style-name="P40">TBD</text:p>
      <text:p text:style-name="P40"/>
      <text:p text:style-name="P30">JavaScript / Node.js</text:p>
      <text:p text:style-name="P40">TBD</text:p>
      <text:p text:style-name="P40"/>
      <text:p text:style-name="P30">Python / Django</text:p>
      <text:p text:style-name="P40">TBD</text:p>
      <text:p text:style-name="P40"/>
      <text:p text:style-name="P40"/>
      <text:p text:style-name="P40"/>
      <text:p text:style-name="P43">Generally interesting articles</text:p>
      <text:p text:style-name="P45"><text:a xlink:type="simple" xlink:href="https://access.redhat.com/articles/rhel-atomic-getting-started">https://access.redhat.com/articles/rhel-atomic-getting-started</text:a></text:p>
      <text:p text:style-name="P46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48"><text:a xlink:type="simple" xlink:href="http://developers.redhat.com/containers/overview/">http://developers.redhat.com/containers/overview/</text:a></text:p>
      <text:p text:style-name="P48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20T13:31:17.381228000</dc:date>
    <meta:editing-duration>P1DT11H1M3S</meta:editing-duration>
    <meta:editing-cycles>36</meta:editing-cycles>
    <meta:generator>LibreOffice/4.2.5.2$MacOSX_x86 LibreOffice_project/61cb170a04bb1f12e77c884eab9192be736ec5f5</meta:generator>
    <meta:document-statistic meta:table-count="0" meta:image-count="0" meta:object-count="0" meta:page-count="4" meta:paragraph-count="102" meta:word-count="966" meta:character-count="6513" meta:non-whitespace-character-count="5606"/>
  </office:meta>
</office:document-meta>
</file>